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5"/>
          <table:table-cell office:value-type="string" calcext:value-type="string">
            <text:p>DIAMETRO</text:p>
          </table:table-cell>
          <table:table-cell office:value-type="float" office:value="0.054" calcext:value-type="float">
            <text:p>0,05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ADIO</text:p>
          </table:table-cell>
          <table:table-cell office:value-type="float" office:value="0.0027" calcext:value-type="float">
            <text:p>0,002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([.B8] + [.B9] + [.B10])/3" office:value-type="string" office:string-value="" calcext:value-type="error">
            <text:p>#¡VALOR!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([.B9] + [.B10] + [.B11])/3" office:value-type="string" office:string-value="" calcext:value-type="error">
            <text:p>#¡VALOR!</text:p>
          </table:table-cell>
          <table:table-cell table:number-columns-repeated="3"/>
          <table:table-cell office:value-type="string" calcext:value-type="string">
            <text:p>MASA</text:p>
          </table:table-cell>
          <table:table-cell office:value-type="float" office:value="0.365" calcext:value-type="float">
            <text:p>0,36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1 = 600mm</text:p>
          </table:table-cell>
          <table:covered-table-cell/>
          <table:table-cell table:formula="of:=([.B10] + [.B11] + [.B12])/3" office:value-type="string" office:string-value="" calcext:value-type="error">
            <text:p>#¡VALOR!</text:p>
          </table:table-cell>
          <table:table-cell office:value-type="string" calcext:value-type="string">
            <text:p>teorico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9.81" calcext:value-type="float">
            <text:p>9,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9,84x10-4</text:p>
          </table:table-cell>
          <table:table-cell office:value-type="string" calcext:value-type="string">
            <text:p>Kg/m”2</text:p>
          </table:table-cell>
          <table:table-cell/>
          <table:table-cell office:value-type="string" calcext:value-type="string">
            <text:p>ALTURA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Altura (m)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6.563" calcext:value-type="float">
            <text:p>6,563</text:p>
          </table:table-cell>
          <table:table-cell office:value-type="float" office:value="0.03" calcext:value-type="float">
            <text:p>0,03</text:p>
          </table:table-cell>
          <table:table-cell table:formula="of:=([.B12] + [.B13] + [.B14])/3" office:value-type="float" office:value="6.55666666666667" calcext:value-type="float">
            <text:p>6,55666666666667</text:p>
          </table:table-cell>
          <table:table-cell table:number-columns-repeated="2"/>
          <table:table-cell table:formula="of:=  (     (([.$I$7])^2)        *      (   0.5*([.$I$9]*9.81*[.D12])^2      -     (([.$I$9])^2 *9.81*[.I12])     )        )        /        ([.$I$9]*[.$I$10]*[.I12])" office:value-type="float" office:value="0.000932474263129875" calcext:value-type="float">
            <text:p>0,00093247426313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Tiempo 1 (s)</text:p>
          </table:table-cell>
          <table:table-cell office:value-type="float" office:value="6.563" calcext:value-type="float">
            <text:p>6,563</text:p>
          </table:table-cell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6.56" calcext:value-type="float">
            <text:p>6,56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Error en la media</text:p>
          </table:table-cell>
          <table:table-cell office:value-type="string" calcext:value-type="string">
            <text:p>Desv. Estandar</text:p>
          </table:table-cell>
          <table:table-cell table:formula="of:=STDEV([.B12:.B14])" office:value-type="float" office:value="0.00850490054811554" calcext:value-type="float">
            <text:p>0,008504900548116</text:p>
          </table:table-cell>
          <table:table-cell table:formula="of:=  (     (([.$I$7])^2)        *      (   0.5*([.$I$9]*9.81*[.D13])^2      -     (([.$I$9])^2 *9.81*[.I13])     )        )        /        ([.$I$9]*[.$I$10]*[.I13])" office:value-type="string" office:string-value="" calcext:value-type="error">
            <text:p>#¡VALOR!</text:p>
          </table:table-cell>
          <table:table-cell table:number-columns-repeated="4"/>
          <table:table-cell office:value-type="string" calcext:value-type="string">
            <text:p>Tiempo 2 (s)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6.547" calcext:value-type="float">
            <text:p>6,547</text:p>
          </table:table-cell>
          <table:table-cell office:value-type="float" office:value="0.03" calcext:value-type="float">
            <text:p>0,03</text:p>
          </table:table-cell>
          <table:table-cell table:formula="of:=SQRT(   (   ([.B12]-[.D12])^2 + ([.B13]-[.D12])^2 + ([.B14]-[.D12])^2  ) / 6   )" office:value-type="float" office:value="0.0049103066208855" calcext:value-type="float">
            <text:p>0,004910306620886</text:p>
          </table:table-cell>
          <table:table-cell office:value-type="string" calcext:value-type="string">
            <text:p>DE/raiz3</text:p>
          </table:table-cell>
          <table:table-cell table:formula="of:=[.F13]/SQRT(3)" office:value-type="float" office:value="0.00491030662088551" calcext:value-type="float">
            <text:p>0,004910306620886</text:p>
          </table:table-cell>
          <table:table-cell table:formula="of:=  (     (([.$I$7])^2)        *      (   0.5*([.$I$9]*9.81*[.D14])^2      -     (([.$I$9])^2 *9.81*[.I14])     )        )        /        ([.$I$9]*[.$I$10]*[.I14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3 (s)</text:p>
          </table:table-cell>
          <table:table-cell office:value-type="float" office:value="6.547" calcext:value-type="float">
            <text:p>6,547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2 = 550</text:p>
          </table:table-cell>
          <table:covered-table-cell/>
          <table:table-cell table:number-columns-repeated="3"/>
          <table:table-cell table:formula="of:=  (     (([.$I$7])^2)        *      (   0.5*([.$I$9]*9.81*[.D15])^2      -     (([.$I$9])^2 *9.81*[.I15])     )        )        /        ([.$I$9]*[.$I$10]*[.I15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medio (s)</text:p>
          </table:table-cell>
          <table:table-cell office:value-type="float" office:value="6.557" calcext:value-type="float">
            <text:p>6,557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  (     (([.$I$7])^2)        *      (   0.5*([.$I$9]*9.81*[.D16])^2      -     (([.$I$9])^2 *9.81*[.I16])     )        )        /        ([.$I$9]*[.$I$10]*[.I16])" office:value-type="string" office:string-value="" calcext:value-type="error">
            <text:p>#¡VALOR!</text:p>
          </table:table-cell>
          <table:table-cell table:number-columns-repeated="4"/>
          <table:table-cell office:value-type="string" calcext:value-type="string">
            <text:p>Error de la media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6.275" calcext:value-type="float">
            <text:p>6,275</text:p>
          </table:table-cell>
          <table:table-cell office:value-type="float" office:value="0.031" calcext:value-type="float">
            <text:p>0,031</text:p>
          </table:table-cell>
          <table:table-cell table:formula="of:=([.B17] + [.B18] + [.B19])/3" office:value-type="float" office:value="6.24466666666667" calcext:value-type="float">
            <text:p>6,24466666666667</text:p>
          </table:table-cell>
          <table:table-cell table:number-columns-repeated="2"/>
          <table:table-cell table:formula="of:=  (     (([.$I$7])^2)        *      (   0.5*([.$I$9]*9.81*[.D17])^2      -     (([.$I$9])^2 *9.81*[.I17])     )        )        /        ([.$I$9]*[.$I$10]*[.I17])" office:value-type="float" office:value="0.000922708769763485" calcext:value-type="float">
            <text:p>0,000922708769763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2"/>
          <table:table-cell office:value-type="string" calcext:value-type="string">
            <text:p>Altura (m)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6.184" calcext:value-type="float">
            <text:p>6,184</text:p>
          </table:table-cell>
          <table:table-cell office:value-type="float" office:value="0.031" calcext:value-type="float">
            <text:p>0,031</text:p>
          </table:table-cell>
          <table:table-cell office:value-type="string" calcext:value-type="string">
            <text:p>Error en la media</text:p>
          </table:table-cell>
          <table:table-cell table:number-columns-repeated="2"/>
          <table:table-cell table:formula="of:=  (     (([.$I$7])^2)        *      (   0.5*([.$I$9]*9.81*[.D18])^2      -     (([.$I$9])^2 *9.81*[.I18])     )        )        /        ([.$I$9]*[.$I$10]*[.I18])" office:value-type="string" office:string-value="" calcext:value-type="error">
            <text:p>#¡VALOR!</text:p>
          </table:table-cell>
          <table:table-cell table:number-columns-repeated="3"/>
          <table:table-cell table:formula="of:=(([.$I$7])^2 * (0.5*([.$I$9]*9.81*[.D17])^2))/([.$I$9]*[.$I$10]*[.$I$11])" office:value-type="float" office:value="0.000848255484783195" calcext:value-type="float">
            <text:p>0,000848255484783</text:p>
          </table:table-cell>
          <table:table-cell office:value-type="string" calcext:value-type="string">
            <text:p>Tiempo 1 (s)</text:p>
          </table:table-cell>
          <table:table-cell office:value-type="float" office:value="6.275" calcext:value-type="float">
            <text:p>6,275</text:p>
          </table:table-cell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6.275" calcext:value-type="float">
            <text:p>6,275</text:p>
          </table:table-cell>
          <table:table-cell office:value-type="float" office:value="0.031" calcext:value-type="float">
            <text:p>0,031</text:p>
          </table:table-cell>
          <table:table-cell table:formula="of:=SQRT(   (   ([.B17]-[.D17])^2 + ([.B18]-[.D17])^2 + ([.B19]-[.D17])^2  ) / 6   )" office:value-type="float" office:value="0.0303333333333334" calcext:value-type="float">
            <text:p>0,030333333333333</text:p>
          </table:table-cell>
          <table:table-cell table:number-columns-repeated="2"/>
          <table:table-cell table:formula="of:=  (     (([.$I$7])^2)        *      (   0.5*([.$I$9]*9.81*[.D19])^2      -     (([.$I$9])^2 *9.81*[.I19])     )        )        /        ([.$I$9]*[.$I$10]*[.I19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2 (s)</text:p>
          </table:table-cell>
          <table:table-cell office:value-type="float" office:value="6.184" calcext:value-type="float">
            <text:p>6,18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3 = 500</text:p>
          </table:table-cell>
          <table:covered-table-cell/>
          <table:table-cell table:number-columns-repeated="3"/>
          <table:table-cell table:formula="of:=  (     (([.$I$7])^2)        *      (   0.5*([.$I$9]*9.81*[.D20])^2      -     (([.$I$9])^2 *9.81*[.I20])     )        )        /        ([.$I$9]*[.$I$10]*[.I20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3 (s)</text:p>
          </table:table-cell>
          <table:table-cell office:value-type="float" office:value="6.275" calcext:value-type="float">
            <text:p>6,275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  (     (([.$I$7])^2)        *      (   0.5*([.$I$9]*9.81*[.D21])^2      -     (([.$I$9])^2 *9.81*[.I21])     )        )        /        ([.$I$9]*[.$I$10]*[.I21])" office:value-type="string" office:string-value="" calcext:value-type="error">
            <text:p>#¡VALOR!</text:p>
          </table:table-cell>
          <table:table-cell table:number-columns-repeated="2"/>
          <table:table-cell office:value-type="string" calcext:value-type="string">
            <text:p>Altura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Tiempo medio (s)</text:p>
          </table:table-cell>
          <table:table-cell office:value-type="float" office:value="6.24" calcext:value-type="float">
            <text:p>6,24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986" calcext:value-type="float">
            <text:p>5,986</text:p>
          </table:table-cell>
          <table:table-cell office:value-type="float" office:value="0.033" calcext:value-type="float">
            <text:p>0,033</text:p>
          </table:table-cell>
          <table:table-cell table:formula="of:=([.B22] + [.B23] + [.B24])/3" office:value-type="float" office:value="5.95166666666667" calcext:value-type="float">
            <text:p>5,95166666666667</text:p>
          </table:table-cell>
          <table:table-cell table:number-columns-repeated="2"/>
          <table:table-cell table:formula="of:=  (     (([.$I$7])^2)        *      (   0.5*([.$I$9]*9.81*[.D22])^2      -     (([.$I$9])^2 *9.81*[.I22])     )        )        /        ([.$I$9]*[.$I$10]*[.I22])" office:value-type="float" office:value="0.000921966211034662" calcext:value-type="float">
            <text:p>0,00092196621103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00093247426313" calcext:value-type="float">
            <text:p>0,00093247426313</text:p>
          </table:table-cell>
          <table:table-cell office:value-type="string" calcext:value-type="string">
            <text:p>Error de la media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5.923" calcext:value-type="float">
            <text:p>5,923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Error en la media</text:p>
          </table:table-cell>
          <table:table-cell table:number-columns-repeated="2"/>
          <table:table-cell table:formula="of:=  (     (([.$I$7])^2)        *      (   0.5*([.$I$9]*9.81*[.D23])^2      -     (([.$I$9])^2 *9.81*[.I23])     )        )        /        ([.$I$9]*[.$I$10]*[.I23])" office:value-type="string" office:string-value="" calcext:value-type="error">
            <text:p>#¡VALOR!</text:p>
          </table:table-cell>
          <table:table-cell table:number-columns-repeated="2"/>
          <table:table-cell table:formula="of:=[.J22]- 0.05" office:value-type="float" office:value="0.55" calcext:value-type="float">
            <text:p>0,55</text:p>
          </table:table-cell>
          <table:table-cell office:value-type="float" office:value="0.000922708769763" calcext:value-type="float">
            <text:p>0,000922708769763</text:p>
          </table:table-cell>
          <table:table-cell office:value-type="string" calcext:value-type="string">
            <text:p>Altura (m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946" calcext:value-type="float">
            <text:p>5,946</text:p>
          </table:table-cell>
          <table:table-cell office:value-type="float" office:value="0.034" calcext:value-type="float">
            <text:p>0,034</text:p>
          </table:table-cell>
          <table:table-cell table:formula="of:=SQRT(   (   ([.B22]-[.D22])^2 + ([.B23]-[.D22])^2 + ([.B24]-[.D22])^2  ) / 6   )" office:value-type="float" office:value="0.018405916923038" calcext:value-type="float">
            <text:p>0,018405916923038</text:p>
          </table:table-cell>
          <table:table-cell table:number-columns-repeated="2"/>
          <table:table-cell table:formula="of:=  (     (([.$I$7])^2)        *      (   0.5*([.$I$9]*9.81*[.D24])^2      -     (([.$I$9])^2 *9.81*[.I24])     )        )        /        ([.$I$9]*[.$I$10]*[.I24])" office:value-type="string" office:string-value="" calcext:value-type="error">
            <text:p>#¡DIV/0!</text:p>
          </table:table-cell>
          <table:table-cell table:number-columns-repeated="2"/>
          <table:table-cell table:formula="of:=[.J23]- 0.05" office:value-type="float" office:value="0.5" calcext:value-type="float">
            <text:p>0,5</text:p>
          </table:table-cell>
          <table:table-cell office:value-type="float" office:value="0.000921966211035" calcext:value-type="float">
            <text:p>0,000921966211035</text:p>
          </table:table-cell>
          <table:table-cell office:value-type="string" calcext:value-type="string">
            <text:p>Tiempo 1 (s)</text:p>
          </table:table-cell>
          <table:table-cell office:value-type="float" office:value="5.986" calcext:value-type="float">
            <text:p>5,986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4 =450</text:p>
          </table:table-cell>
          <table:covered-table-cell/>
          <table:table-cell table:number-columns-repeated="3"/>
          <table:table-cell table:formula="of:=  (     (([.$I$7])^2)        *      (   0.5*([.$I$9]*9.81*[.D25])^2      -     (([.$I$9])^2 *9.81*[.I25])     )        )        /        ([.$I$9]*[.$I$10]*[.I25])" office:value-type="string" office:string-value="" calcext:value-type="error">
            <text:p>#¡DIV/0!</text:p>
          </table:table-cell>
          <table:table-cell table:number-columns-repeated="2"/>
          <table:table-cell table:formula="of:=[.J24]- 0.05" office:value-type="float" office:value="0.45" calcext:value-type="float">
            <text:p>0,45</text:p>
          </table:table-cell>
          <table:table-cell office:value-type="float" office:value="0.000929214135015" calcext:value-type="float">
            <text:p>0,000929214135015</text:p>
          </table:table-cell>
          <table:table-cell office:value-type="string" calcext:value-type="string">
            <text:p>Tiempo 2 (s)</text:p>
          </table:table-cell>
          <table:table-cell office:value-type="float" office:value="5.923" calcext:value-type="float">
            <text:p>5,923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  (     (([.$I$7])^2)        *      (   0.5*([.$I$9]*9.81*[.D26])^2      -     (([.$I$9])^2 *9.81*[.I26])     )        )        /        ([.$I$9]*[.$I$10]*[.I26])" office:value-type="string" office:string-value="" calcext:value-type="error">
            <text:p>#¡VALOR!</text:p>
          </table:table-cell>
          <table:table-cell table:number-columns-repeated="2"/>
          <table:table-cell table:formula="of:=[.J25]- 0.05" office:value-type="float" office:value="0.4" calcext:value-type="float">
            <text:p>0,4</text:p>
          </table:table-cell>
          <table:table-cell office:value-type="float" office:value="0.00092914185774" calcext:value-type="float">
            <text:p>0,00092914185774</text:p>
          </table:table-cell>
          <table:table-cell office:value-type="string" calcext:value-type="string">
            <text:p>Tiempo 3 (s)</text:p>
          </table:table-cell>
          <table:table-cell office:value-type="float" office:value="5.946" calcext:value-type="float">
            <text:p>5,946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663" calcext:value-type="float">
            <text:p>5,663</text:p>
          </table:table-cell>
          <table:table-cell office:value-type="float" office:value="0.036" calcext:value-type="float">
            <text:p>0,036</text:p>
          </table:table-cell>
          <table:table-cell table:formula="of:=([.B27] + [.B28] + [.B29])/3" office:value-type="float" office:value="5.66833333333333" calcext:value-type="float">
            <text:p>5,66833333333333</text:p>
          </table:table-cell>
          <table:table-cell table:number-columns-repeated="2"/>
          <table:table-cell table:formula="of:=  (     (([.$I$7])^2)        *      (   0.5*([.$I$9]*9.81*[.D27])^2      -     (([.$I$9])^2 *9.81*[.I27])     )        )        /        ([.$I$9]*[.$I$10]*[.I27])" office:value-type="float" office:value="0.000929214135014625" calcext:value-type="float">
            <text:p>0,000929214135015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[.J26]- 0.05" office:value-type="float" office:value="0.35" calcext:value-type="float">
            <text:p>0,35</text:p>
          </table:table-cell>
          <table:table-cell office:value-type="float" office:value="0.000944504296787" calcext:value-type="float">
            <text:p>0,000944504296787</text:p>
          </table:table-cell>
          <table:table-cell office:value-type="string" calcext:value-type="string">
            <text:p>Tiempo medio (s)</text:p>
          </table:table-cell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5.674" calcext:value-type="float">
            <text:p>5,674</text:p>
          </table:table-cell>
          <table:table-cell office:value-type="float" office:value="0.037" calcext:value-type="float">
            <text:p>0,037</text:p>
          </table:table-cell>
          <table:table-cell office:value-type="string" calcext:value-type="string">
            <text:p>Error en la media</text:p>
          </table:table-cell>
          <table:table-cell table:number-columns-repeated="2"/>
          <table:table-cell table:formula="of:=  (     (([.$I$7])^2)        *      (   0.5*([.$I$9]*9.81*[.D28])^2      +     (([.$I$9])^2 *9.81*[.I28])     )        )        /        ([.$I$9]*[.$I$10]*[.I28])" office:value-type="string" office:string-value="" calcext:value-type="error">
            <text:p>#¡VALOR!</text:p>
          </table:table-cell>
          <table:table-cell table:number-columns-repeated="2"/>
          <table:table-cell table:formula="of:=[.J27]- 0.05" office:value-type="float" office:value="0.3" calcext:value-type="float">
            <text:p>0,3</text:p>
          </table:table-cell>
          <table:table-cell office:value-type="float" office:value="0.000941054185086" calcext:value-type="float">
            <text:p>0,000941054185086</text:p>
          </table:table-cell>
          <table:table-cell office:value-type="string" calcext:value-type="string">
            <text:p>Error de la media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668" calcext:value-type="float">
            <text:p>5,668</text:p>
          </table:table-cell>
          <table:table-cell office:value-type="float" office:value="0.037" calcext:value-type="float">
            <text:p>0,037</text:p>
          </table:table-cell>
          <table:table-cell table:formula="of:=SQRT(   (   ([.B27]-[.D27])^2 + ([.B28]-[.D27])^2 + ([.B29]-[.D27])^2  ) / 6   )" office:value-type="float" office:value="0.00317979733805652" calcext:value-type="float">
            <text:p>0,003179797338057</text:p>
          </table:table-cell>
          <table:table-cell table:number-columns-repeated="2"/>
          <table:table-cell table:formula="of:=  (     (([.$I$7])^2)        *      (   0.5*([.$I$9]*9.81*[.D29])^2      +     (([.$I$9])^2 *9.81*[.I29])     )        )        /        ([.$I$9]*[.$I$10]*[.I29])" office:value-type="string" office:string-value="" calcext:value-type="error">
            <text:p>#¡DIV/0!</text:p>
          </table:table-cell>
          <table:table-cell table:number-columns-repeated="2"/>
          <table:table-cell table:formula="of:=[.J28]- 0.05" office:value-type="float" office:value="0.25" calcext:value-type="float">
            <text:p>0,25</text:p>
          </table:table-cell>
          <table:table-cell office:value-type="float" office:value="0.000936186597091" calcext:value-type="float">
            <text:p>0,000936186597091</text:p>
          </table:table-cell>
          <table:table-cell office:value-type="string" calcext:value-type="string">
            <text:p>Altura (m)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5=400</text:p>
          </table:table-cell>
          <table:covered-table-cell/>
          <table:table-cell table:number-columns-repeated="3"/>
          <table:table-cell table:formula="of:=  (     (([.$I$7])^2)        *      (   0.5*([.$I$9]*9.81*[.D30])^2      +     (([.$I$9])^2 *9.81*[.I30])     )        )        /        ([.$I$9]*[.$I$10]*[.I30])" office:value-type="string" office:string-value="" calcext:value-type="error">
            <text:p>#¡DIV/0!</text:p>
          </table:table-cell>
          <table:table-cell table:number-columns-repeated="2"/>
          <table:table-cell table:formula="of:=[.J29]- 0.05" office:value-type="float" office:value="0.2" calcext:value-type="float">
            <text:p>0,2</text:p>
          </table:table-cell>
          <table:table-cell office:value-type="float" office:value="0.000965755050166" calcext:value-type="float">
            <text:p>0,000965755050166</text:p>
          </table:table-cell>
          <table:table-cell office:value-type="string" calcext:value-type="string">
            <text:p>Tiempo 1 (s)</text:p>
          </table:table-cell>
          <table:table-cell office:value-type="float" office:value="5.663" calcext:value-type="float">
            <text:p>5,663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  (     (([.$I$7])^2)        *      (   0.5*([.$I$9]*9.81*[.D31])^2      +     (([.$I$9])^2 *9.81*[.I31])     )        )        /        ([.$I$9]*[.$I$10]*[.I31])" office:value-type="string" office:string-value="" calcext:value-type="error">
            <text:p>#¡VALOR!</text:p>
          </table:table-cell>
          <table:table-cell table:number-columns-repeated="2"/>
          <table:table-cell table:formula="of:=[.J30]- 0.05" office:value-type="float" office:value="0.15" calcext:value-type="float">
            <text:p>0,15</text:p>
          </table:table-cell>
          <table:table-cell office:value-type="float" office:value="0.000932289316227" calcext:value-type="float">
            <text:p>0,000932289316227</text:p>
          </table:table-cell>
          <table:table-cell office:value-type="string" calcext:value-type="string">
            <text:p>Tiempo 2 (s)</text:p>
          </table:table-cell>
          <table:table-cell office:value-type="float" office:value="5.674" calcext:value-type="float">
            <text:p>5,674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363" calcext:value-type="float">
            <text:p>5,363</text:p>
          </table:table-cell>
          <table:table-cell office:value-type="float" office:value="0.04" calcext:value-type="float">
            <text:p>0,04</text:p>
          </table:table-cell>
          <table:table-cell table:formula="of:=([.B32] + [.B33] + [.B34])/3" office:value-type="float" office:value="5.32866666666667" calcext:value-type="float">
            <text:p>5,32866666666667</text:p>
          </table:table-cell>
          <table:table-cell table:number-columns-repeated="2"/>
          <table:table-cell table:formula="of:=  (     (([.$I$7])^2)        *      (   0.5*([.$I$9]*9.81*[.D32])^2      +     (([.$I$9])^2 *9.81*[.I32])     )        )        /        ([.$I$9]*[.$I$10]*[.I32])" office:value-type="float" office:value="0.000929141857739993" calcext:value-type="float">
            <text:p>0,00092914185774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Media</text:p>
          </table:table-cell>
          <table:table-cell table:formula="of:=AVERAGE([.K22:.K31])" office:value-type="float" office:value="0.000935529468204" calcext:value-type="float">
            <text:p>0,000935529468204</text:p>
          </table:table-cell>
          <table:table-cell office:value-type="string" calcext:value-type="string">
            <text:p>Tiempo 3 (s)</text:p>
          </table:table-cell>
          <table:table-cell office:value-type="float" office:value="5.668" calcext:value-type="float">
            <text:p>5,668</text:p>
          </table:table-cell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358" calcext:value-type="float">
            <text:p>5,35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Error en la media</text:p>
          </table:table-cell>
          <table:table-cell table:number-columns-repeated="2"/>
          <table:table-cell table:formula="of:=  (     (([.$I$7])^2)        *      (   0.5*([.$I$9]*9.81*[.D33])^2      +     (([.$I$9])^2 *9.81*[.I33])     )        )        /        ([.$I$9]*[.$I$10]*[.I33])" office:value-type="string" office:string-value="" calcext:value-type="error">
            <text:p>#¡VALOR!</text:p>
          </table:table-cell>
          <table:table-cell table:number-columns-repeated="2"/>
          <table:table-cell office:value-type="string" calcext:value-type="string">
            <text:p>Error en la media</text:p>
          </table:table-cell>
          <table:table-cell table:formula="of:=STDEV([.K22:.K31])/SQRT(10)" office:value-type="float" office:value="0.00000404686131490927" calcext:value-type="float">
            <text:p>4,04686131490927E-06</text:p>
          </table:table-cell>
          <table:table-cell office:value-type="string" calcext:value-type="string">
            <text:p>Tiempo medio (s)</text:p>
          </table:table-cell>
          <table:table-cell office:value-type="float" office:value="5.668" calcext:value-type="float">
            <text:p>5,668</text:p>
          </table:table-cell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5.265" calcext:value-type="float">
            <text:p>5,265</text:p>
          </table:table-cell>
          <table:table-cell office:value-type="float" office:value="0.04" calcext:value-type="float">
            <text:p>0,04</text:p>
          </table:table-cell>
          <table:table-cell table:formula="of:=SQRT(   (   ([.B32]-[.D32])^2 + ([.B33]-[.D32])^2 + ([.B34]-[.D32])^2  ) / 6   )" office:value-type="float" office:value="0.0318660390454233" calcext:value-type="float">
            <text:p>0,031866039045423</text:p>
          </table:table-cell>
          <table:table-cell table:number-columns-repeated="2"/>
          <table:table-cell table:formula="of:=  (     (([.$I$7])^2)        *      (   0.5*([.$I$9]*9.81*[.D34])^2      +     (([.$I$9])^2 *9.81*[.I34])     )        )        /        ([.$I$9]*[.$I$10]*[.I34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Error de la media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6 =350</text:p>
          </table:table-cell>
          <table:covered-table-cell/>
          <table:table-cell table:number-columns-repeated="3"/>
          <table:table-cell table:formula="of:=  (     (([.$I$7])^2)        *      (   0.5*([.$I$9]*9.81*[.D35])^2      +     (([.$I$9])^2 *9.81*[.I35])     )        )        /        ([.$I$9]*[.$I$10]*[.I35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Altura (m)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  (     (([.$I$7])^2)        *      (   0.5*([.$I$9]*9.81*[.D36])^2      +     (([.$I$9])^2 *9.81*[.I36])     )        )        /        ([.$I$9]*[.$I$10]*[.I36])" office:value-type="string" office:string-value="" calcext:value-type="error">
            <text:p>#¡VALOR!</text:p>
          </table:table-cell>
          <table:table-cell table:number-columns-repeated="4"/>
          <table:table-cell office:value-type="string" calcext:value-type="string">
            <text:p>Tiempo 1 (s)</text:p>
          </table:table-cell>
          <table:table-cell office:value-type="float" office:value="5.363" calcext:value-type="float">
            <text:p>5,363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5.039" calcext:value-type="float">
            <text:p>5,039</text:p>
          </table:table-cell>
          <table:table-cell office:value-type="float" office:value="0.039" calcext:value-type="float">
            <text:p>0,039</text:p>
          </table:table-cell>
          <table:table-cell table:formula="of:=([.B37] + [.B38] + [.B39])/3" office:value-type="float" office:value="5.02566666666667" calcext:value-type="float">
            <text:p>5,02566666666667</text:p>
          </table:table-cell>
          <table:table-cell table:number-columns-repeated="2"/>
          <table:table-cell table:formula="of:=  (     (([.$I$7])^2)        *      (   0.5*([.$I$9]*9.81*[.D37])^2      +     (([.$I$9])^2 *9.81*[.I37])     )        )        /        ([.$I$9]*[.$I$10]*[.I37])" office:value-type="float" office:value="0.000944504296786883" calcext:value-type="float">
            <text:p>0,000944504296787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Tiempo 2 (s)</text:p>
          </table:table-cell>
          <table:table-cell office:value-type="float" office:value="5.358" calcext:value-type="float">
            <text:p>5,358</text:p>
          </table:table-cell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5.017" calcext:value-type="float">
            <text:p>5,017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Error en la media</text:p>
          </table:table-cell>
          <table:table-cell table:number-columns-repeated="7"/>
          <table:table-cell office:value-type="string" calcext:value-type="string">
            <text:p>Tiempo 3 (s)</text:p>
          </table:table-cell>
          <table:table-cell office:value-type="float" office:value="5.265" calcext:value-type="float">
            <text:p>5,265</text:p>
          </table:table-cell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5.021" calcext:value-type="float">
            <text:p>5,021</text:p>
          </table:table-cell>
          <table:table-cell office:value-type="float" office:value="0.041" calcext:value-type="float">
            <text:p>0,041</text:p>
          </table:table-cell>
          <table:table-cell table:formula="of:=SQRT(   (   ([.B37]-[.D37])^2 + ([.B38]-[.D37])^2 + ([.B39]-[.D37])^2  ) / 6   )" office:value-type="float" office:value="0.00676592771006132" calcext:value-type="float">
            <text:p>0,006765927710061</text:p>
          </table:table-cell>
          <table:table-cell table:number-columns-repeated="7"/>
          <table:table-cell office:value-type="string" calcext:value-type="string">
            <text:p>Tiempo medio (s)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7=300</text:p>
          </table:table-cell>
          <table:covered-table-cell/>
          <table:table-cell table:number-columns-repeated="8"/>
          <table:table-cell office:value-type="string" calcext:value-type="string">
            <text:p>Error de la media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7"/>
          <table:table-cell office:value-type="string" calcext:value-type="string">
            <text:p>Altura (m)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4.664" calcext:value-type="float">
            <text:p>4,664</text:p>
          </table:table-cell>
          <table:table-cell office:value-type="float" office:value="0.043" calcext:value-type="float">
            <text:p>0,043</text:p>
          </table:table-cell>
          <table:table-cell table:formula="of:=([.B42] + [.B43] + [.B44])/3" office:value-type="float" office:value="4.64433333333333" calcext:value-type="float">
            <text:p>4,64433333333333</text:p>
          </table:table-cell>
          <table:table-cell table:number-columns-repeated="2"/>
          <table:table-cell table:formula="of:=  (     (([.$I$7])^2)        *      (   0.5*([.$I$9]*9.81*[.D42])^2      +     (([.$I$9])^2 *9.81*[.I42])     )        )        /        ([.$I$9]*[.$I$10]*[.I42])" office:value-type="float" office:value="0.000941054185086097" calcext:value-type="float">
            <text:p>0,000941054185086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iempo 1 (s)</text:p>
          </table:table-cell>
          <table:table-cell office:value-type="float" office:value="5.039" calcext:value-type="float">
            <text:p>5,039</text:p>
          </table:table-cell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4.592" calcext:value-type="float">
            <text:p>4,592</text:p>
          </table:table-cell>
          <table:table-cell office:value-type="float" office:value="0.044" calcext:value-type="float">
            <text:p>0,044</text:p>
          </table:table-cell>
          <table:table-cell office:value-type="string" calcext:value-type="string">
            <text:p>Error en la media</text:p>
          </table:table-cell>
          <table:table-cell table:number-columns-repeated="7"/>
          <table:table-cell office:value-type="string" calcext:value-type="string">
            <text:p>Tiempo 2 (s)</text:p>
          </table:table-cell>
          <table:table-cell office:value-type="float" office:value="5.017" calcext:value-type="float">
            <text:p>5,017</text:p>
          </table:table-cell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4.677" calcext:value-type="float">
            <text:p>4,677</text:p>
          </table:table-cell>
          <table:table-cell office:value-type="float" office:value="0.042" calcext:value-type="float">
            <text:p>0,042</text:p>
          </table:table-cell>
          <table:table-cell table:formula="of:=SQRT(   (   ([.B42]-[.D42])^2 + ([.B43]-[.D42])^2 + ([.B44]-[.D42])^2  ) / 6   )" office:value-type="float" office:value="0.0264344051905424" calcext:value-type="float">
            <text:p>0,026434405190543</text:p>
          </table:table-cell>
          <table:table-cell table:number-columns-repeated="7"/>
          <table:table-cell office:value-type="string" calcext:value-type="string">
            <text:p>Tiempo 3 (s)</text:p>
          </table:table-cell>
          <table:table-cell office:value-type="float" office:value="5.021" calcext:value-type="float">
            <text:p>5,021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8=250</text:p>
          </table:table-cell>
          <table:covered-table-cell/>
          <table:table-cell table:number-columns-repeated="8"/>
          <table:table-cell office:value-type="string" calcext:value-type="string">
            <text:p>Tiempo medio (s)</text:p>
          </table:table-cell>
          <table:table-cell office:value-type="float" office:value="5.026" calcext:value-type="float">
            <text:p>5,026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7"/>
          <table:table-cell office:value-type="string" calcext:value-type="string">
            <text:p>Error de la media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4.213" calcext:value-type="float">
            <text:p>4,213</text:p>
          </table:table-cell>
          <table:table-cell office:value-type="float" office:value="0.057" calcext:value-type="float">
            <text:p>0,057</text:p>
          </table:table-cell>
          <table:table-cell table:formula="of:=([.B47] + [.B48] + [.B49])/3" office:value-type="float" office:value="4.22866666666667" calcext:value-type="float">
            <text:p>4,22866666666667</text:p>
          </table:table-cell>
          <table:table-cell table:number-columns-repeated="2"/>
          <table:table-cell table:formula="of:=  (     (([.$I$7])^2)        *      (   0.5*([.$I$9]*9.81*[.D47])^2      +     (([.$I$9])^2 *9.81*[.I47])     )        )        /        ([.$I$9]*[.$I$10]*[.I47])" office:value-type="float" office:value="0.000936186597091188" calcext:value-type="float">
            <text:p>0,000936186597091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Altura (m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Prueba 2</text:p>
          </table:table-cell>
          <table:table-cell office:value-type="float" office:value="4.24" calcext:value-type="float">
            <text:p>4,24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Error en la media</text:p>
          </table:table-cell>
          <table:table-cell table:number-columns-repeated="7"/>
          <table:table-cell office:value-type="string" calcext:value-type="string">
            <text:p>Tiempo 1 (s)</text:p>
          </table:table-cell>
          <table:table-cell office:value-type="float" office:value="4.664" calcext:value-type="float">
            <text:p>4,664</text:p>
          </table:table-cell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4.233" calcext:value-type="float">
            <text:p>4,233</text:p>
          </table:table-cell>
          <table:table-cell office:value-type="float" office:value="0.046" calcext:value-type="float">
            <text:p>0,046</text:p>
          </table:table-cell>
          <table:table-cell table:formula="of:=SQRT(   (   ([.B47]-[.D47])^2 + ([.B48]-[.D47])^2 + ([.B49]-[.D47])^2  ) / 6   )" office:value-type="float" office:value="0.00808977406634106" calcext:value-type="float">
            <text:p>0,008089774066341</text:p>
          </table:table-cell>
          <table:table-cell table:number-columns-repeated="7"/>
          <table:table-cell office:value-type="string" calcext:value-type="string">
            <text:p>Tiempo 2 (s)</text:p>
          </table:table-cell>
          <table:table-cell office:value-type="float" office:value="4.592" calcext:value-type="float">
            <text:p>4,59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9=200</text:p>
          </table:table-cell>
          <table:covered-table-cell/>
          <table:table-cell table:number-columns-repeated="8"/>
          <table:table-cell office:value-type="string" calcext:value-type="string">
            <text:p>Tiempo 3 (s)</text:p>
          </table:table-cell>
          <table:table-cell office:value-type="float" office:value="4.677" calcext:value-type="float">
            <text:p>4,677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7"/>
          <table:table-cell office:value-type="string" calcext:value-type="string">
            <text:p>Tiempo medio (s)</text:p>
          </table:table-cell>
          <table:table-cell office:value-type="float" office:value="4.64" calcext:value-type="float">
            <text:p>4,64</text:p>
          </table:table-cell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3.773" calcext:value-type="float">
            <text:p>3,773</text:p>
          </table:table-cell>
          <table:table-cell office:value-type="float" office:value="0.052" calcext:value-type="float">
            <text:p>0,052</text:p>
          </table:table-cell>
          <table:table-cell table:formula="of:=([.B52] + [.B53] + [.B54])/3" office:value-type="float" office:value="3.84166666666667" calcext:value-type="float">
            <text:p>3,84166666666667</text:p>
          </table:table-cell>
          <table:table-cell table:number-columns-repeated="2"/>
          <table:table-cell table:formula="of:=  (     (([.$I$7])^2)        *      (   0.5*([.$I$9]*9.81*[.D52])^2      +     (([.$I$9])^2 *9.81*[.I52])     )        )        /        ([.$I$9]*[.$I$10]*[.I52])" office:value-type="float" office:value="0.000965755050166406" calcext:value-type="float">
            <text:p>0,000965755050166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Error de la media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Prueba 5</text:p>
          </table:table-cell>
          <table:table-cell office:value-type="float" office:value="3.879" calcext:value-type="float">
            <text:p>3,879</text:p>
          </table:table-cell>
          <table:table-cell office:value-type="float" office:value="0.061" calcext:value-type="float">
            <text:p>0,061</text:p>
          </table:table-cell>
          <table:table-cell office:value-type="string" calcext:value-type="string">
            <text:p>Error en la media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Altura (m)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Prueba 6</text:p>
          </table:table-cell>
          <table:table-cell office:value-type="float" office:value="3.873" calcext:value-type="float">
            <text:p>3,873</text:p>
          </table:table-cell>
          <table:table-cell office:value-type="float" office:value="0.052" calcext:value-type="float">
            <text:p>0,052</text:p>
          </table:table-cell>
          <table:table-cell table:formula="of:=SQRT(   (   ([.B52]-[.D52])^2 + ([.B53]-[.D52])^2 + ([.B54]-[.D52])^2  ) / 6   )" office:value-type="float" office:value="0.0343769948916099" calcext:value-type="float">
            <text:p>0,03437699489161</text:p>
          </table:table-cell>
          <table:table-cell table:number-columns-repeated="7"/>
          <table:table-cell office:value-type="string" calcext:value-type="string">
            <text:p>Tiempo 1 (s)</text:p>
          </table:table-cell>
          <table:table-cell office:value-type="float" office:value="4.213" calcext:value-type="float">
            <text:p>4,213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tura 10=150</text:p>
          </table:table-cell>
          <table:covered-table-cell/>
          <table:table-cell table:number-columns-repeated="8"/>
          <table:table-cell office:value-type="string" calcext:value-type="string">
            <text:p>Tiempo 2 (s)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table-cell/>
          <table:table-cell office:value-type="string" calcext:value-type="string">
            <text:p>tiempo de caida</text:p>
          </table:table-cell>
          <table:table-cell office:value-type="string" calcext:value-type="string">
            <text:p>tiempo paso</text:p>
          </table:table-cell>
          <table:table-cell office:value-type="string" calcext:value-type="string">
            <text:p>Media</text:p>
          </table:table-cell>
          <table:table-cell table:number-columns-repeated="7"/>
          <table:table-cell office:value-type="string" calcext:value-type="string">
            <text:p>Tiempo 3 (s)</text:p>
          </table:table-cell>
          <table:table-cell office:value-type="float" office:value="4.233" calcext:value-type="float">
            <text:p>4,233</text:p>
          </table:table-cell>
        </table:table-row>
        <table:table-row table:style-name="ro1">
          <table:table-cell office:value-type="string" calcext:value-type="string">
            <text:p>Prueba 1</text:p>
          </table:table-cell>
          <table:table-cell office:value-type="float" office:value="3.343" calcext:value-type="float">
            <text:p>3,343</text:p>
          </table:table-cell>
          <table:table-cell office:value-type="float" office:value="0.059" calcext:value-type="float">
            <text:p>0,059</text:p>
          </table:table-cell>
          <table:table-cell table:formula="of:=([.B57] + [.B58] + [.B59])/3" office:value-type="float" office:value="3.26866666666667" calcext:value-type="float">
            <text:p>3,26866666666667</text:p>
          </table:table-cell>
          <table:table-cell table:number-columns-repeated="2"/>
          <table:table-cell table:formula="of:=  (     (([.$I$7])^2)        *      (   0.5*([.$I$9]*9.81*[.D57])^2      +     (([.$I$9])^2 *9.81*[.I57])     )        )        /        ([.$I$9]*[.$I$10]*[.I57])" office:value-type="float" office:value="0.00093228931622718" calcext:value-type="float">
            <text:p>0,000932289316227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iempo medio (s)</text:p>
          </table:table-cell>
          <table:table-cell office:value-type="float" office:value="4.229" calcext:value-type="float">
            <text:p>4,229</text:p>
          </table:table-cell>
        </table:table-row>
        <table:table-row table:style-name="ro1">
          <table:table-cell office:value-type="string" calcext:value-type="string">
            <text:p>Prueba 3</text:p>
          </table:table-cell>
          <table:table-cell office:value-type="float" office:value="3.205" calcext:value-type="float">
            <text:p>3,205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Error en la media</text:p>
          </table:table-cell>
          <table:table-cell table:number-columns-repeated="2"/>
          <table:table-cell table:formula="of:=  (     (([.$I$7])^2)        *      (   0.5*([.$I$9]*9.81*[.D58])^2      +     (([.$I$9])^2 *9.81*[.I58])     )        )        /        ([.$I$9]*[.$I$10]*[.I58])" office:value-type="string" office:string-value="" calcext:value-type="error">
            <text:p>#¡VALOR!</text:p>
          </table:table-cell>
          <table:table-cell table:number-columns-repeated="4"/>
          <table:table-cell office:value-type="string" calcext:value-type="string">
            <text:p>Error de la media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Prueba 4</text:p>
          </table:table-cell>
          <table:table-cell office:value-type="float" office:value="3.258" calcext:value-type="float">
            <text:p>3,258</text:p>
          </table:table-cell>
          <table:table-cell office:value-type="float" office:value="0.06" calcext:value-type="float">
            <text:p>0,06</text:p>
          </table:table-cell>
          <table:table-cell table:formula="of:=SQRT(   (   ([.B57]-[.D57])^2 + ([.B58]-[.D57])^2 + ([.B59]-[.D57])^2  ) / 6   )" office:value-type="float" office:value="0.040192591910008" calcext:value-type="float">
            <text:p>0,040192591910008</text:p>
          </table:table-cell>
          <table:table-cell table:number-columns-repeated="2"/>
          <table:table-cell table:formula="of:=  (     (([.$I$7])^2)        *      (   0.5*([.$I$9]*9.81*[.D59])^2      +     (([.$I$9])^2 *9.81*[.I59])     )        )        /        ([.$I$9]*[.$I$10]*[.I59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Altura (m)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0])^2      +     (([.$I$9])^2 *9.81*[.I60])     )        )        /        ([.$I$9]*[.$I$10]*[.I60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1 (s)</text:p>
          </table:table-cell>
          <table:table-cell office:value-type="float" office:value="3.773" calcext:value-type="float">
            <text:p>3,773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1])^2      +     (([.$I$9])^2 *9.81*[.I61])     )        )        /        ([.$I$9]*[.$I$10]*[.I61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2 (s)</text:p>
          </table:table-cell>
          <table:table-cell office:value-type="float" office:value="3.879" calcext:value-type="float">
            <text:p>3,879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2])^2      +     (([.$I$9])^2 *9.81*[.I62])     )        )        /        ([.$I$9]*[.$I$10]*[.I62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3 (s)</text:p>
          </table:table-cell>
          <table:table-cell office:value-type="float" office:value="3.873" calcext:value-type="float">
            <text:p>3,873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3])^2      +     (([.$I$9])^2 *9.81*[.I63])     )        )        /        ([.$I$9]*[.$I$10]*[.I63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medio (s)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4])^2      +     (([.$I$9])^2 *9.81*[.I64])     )        )        /        ([.$I$9]*[.$I$10]*[.I64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Error de la media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5])^2      +     (([.$I$9])^2 *9.81*[.I65])     )        )        /        ([.$I$9]*[.$I$10]*[.I65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Altura (m)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6])^2      +     (([.$I$9])^2 *9.81*[.I66])     )        )        /        ([.$I$9]*[.$I$10]*[.I66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1 (s)</text:p>
          </table:table-cell>
          <table:table-cell office:value-type="float" office:value="3.343" calcext:value-type="float">
            <text:p>3,343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7])^2      +     (([.$I$9])^2 *9.81*[.I67])     )        )        /        ([.$I$9]*[.$I$10]*[.I67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2 (s)</text:p>
          </table:table-cell>
          <table:table-cell office:value-type="float" office:value="3.205" calcext:value-type="float">
            <text:p>3,205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8])^2      +     (([.$I$9])^2 *9.81*[.I68])     )        )        /        ([.$I$9]*[.$I$10]*[.I68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3 (s)</text:p>
          </table:table-cell>
          <table:table-cell office:value-type="float" office:value="3.258" calcext:value-type="float">
            <text:p>3,258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69])^2      +     (([.$I$9])^2 *9.81*[.I69])     )        )        /        ([.$I$9]*[.$I$10]*[.I69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Tiempo medio (s)</text:p>
          </table:table-cell>
          <table:table-cell office:value-type="float" office:value="3.27" calcext:value-type="float">
            <text:p>3,27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70])^2      +     (([.$I$9])^2 *9.81*[.I70])     )        )        /        ([.$I$9]*[.$I$10]*[.I70])" office:value-type="string" office:string-value="" calcext:value-type="error">
            <text:p>#¡DIV/0!</text:p>
          </table:table-cell>
          <table:table-cell table:number-columns-repeated="4"/>
          <table:table-cell office:value-type="string" calcext:value-type="string">
            <text:p>Error de la media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table:number-columns-repeated="6"/>
          <table:table-cell table:formula="of:=  (     (([.$I$7])^2)        *      (   0.5*([.$I$9]*9.81*[.D71])^2      +     (([.$I$9])^2 *9.81*[.I71])     )        )        /        ([.$I$9]*[.$I$10]*[.I71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  (     (([.$I$7])^2)        *      (   0.5*([.$I$9]*9.81*[.D72])^2      +     (([.$I$9])^2 *9.81*[.I72])     )        )        /        ([.$I$9]*[.$I$10]*[.I72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  (     (([.$I$7])^2)        *      (   0.5*([.$I$9]*9.81*[.D73])^2      +     (([.$I$9])^2 *9.81*[.I73])     )        )        /        ([.$I$9]*[.$I$10]*[.I73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  (     (([.$I$7])^2)        *      (   0.5*([.$I$9]*9.81*[.D74])^2      +     (([.$I$9])^2 *9.81*[.I74])     )        )        /        ([.$I$9]*[.$I$10]*[.I74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  (     (([.$I$7])^2)        *      (   0.5*([.$I$9]*9.81*[.D75])^2      +     (([.$I$9])^2 *9.81*[.I75])     )        )        /        ([.$I$9]*[.$I$10]*[.I75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  (     (([.$I$7])^2)        *      (   0.5*([.$I$9]*9.81*[.D76])^2      +     (([.$I$9])^2 *9.81*[.I76])     )        )        /        ([.$I$9]*[.$I$10]*[.I76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  (     (([.$I$7])^2)        *      (   0.5*([.$I$9]*9.81*[.D77])^2      +     (([.$I$9])^2 *9.81*[.I77])     )        )        /        ([.$I$9]*[.$I$10]*[.I77])" office:value-type="string" office:string-value="" calcext:value-type="error">
            <text:p>#¡DIV/0!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  (     (([.$I$7])^2)        *      (   0.5*([.$I$9]*9.81*[.D78])^2      +     (([.$I$9])^2 *9.81*[.I78])     )        )        /        ([.$I$9]*[.$I$10]*[.I78])" office:value-type="string" office:string-value="" calcext:value-type="error">
            <text:p>#¡DIV/0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9:38:36.8612002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0:09:12.515110962</meta:creation-date>
    <dc:date>2022-06-13T19:22:14.298210678</dc:date>
    <meta:editing-duration>PT5H57M53S</meta:editing-duration>
    <meta:editing-cycles>6</meta:editing-cycles>
    <meta:generator>LibreOffice/6.4.7.2$Linux_X86_64 LibreOffice_project/40$Build-2</meta:generator>
    <meta:document-statistic meta:table-count="1" meta:cell-count="389" meta:object-count="0"/>
  </office:meta>
</office:document-meta>
</file>